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0212000001C35B14D5C0.wmf"/>
  <manifest:file-entry manifest:media-type="" manifest:full-path="Pictures/2000000700005DD9000034187814B300.wm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Text_20_body" style:list-style-name="WW8Num4">
      <style:text-properties fo:language="ru" fo:country="RU"/>
    </style:style>
    <style:style style:name="P4" style:family="paragraph" style:parent-style-name="Text_20_body" style:list-style-name="WW8Num4"/>
    <style:style style:name="P5" style:family="paragraph" style:parent-style-name="Standard">
      <style:paragraph-properties fo:text-align="center" style:justify-single-word="false"/>
      <style:text-properties fo:language="ru" fo:country="RU"/>
    </style:style>
    <style:style style:name="P6" style:family="paragraph" style:parent-style-name="Standard" style:list-style-name="WW8Num2">
      <style:paragraph-properties fo:text-align="center" style:justify-single-word="false">
        <style:tab-stops/>
      </style:paragraph-properties>
      <style:text-properties fo:language="ru" fo:country="RU"/>
    </style:style>
    <style:style style:name="P7" style:family="paragraph" style:parent-style-name="Standard">
      <style:paragraph-properties fo:text-align="start" style:justify-single-word="false"/>
      <style:text-properties fo:language="ru" fo:country="RU"/>
    </style:style>
    <style:style style:name="P8" style:family="paragraph" style:parent-style-name="Standard">
      <style:paragraph-properties fo:text-align="start" style:justify-single-word="false"/>
    </style:style>
    <style:style style:name="P9" style:family="paragraph" style:parent-style-name="Standard" style:list-style-name="WW8Num2">
      <style:paragraph-properties fo:margin-left="0.053cm" fo:margin-right="0cm" fo:text-align="start" style:justify-single-word="false" fo:text-indent="-0.053cm" style:auto-text-indent="false">
        <style:tab-stops/>
      </style:paragraph-properties>
      <style:text-properties fo:language="ru" fo:country="RU"/>
    </style:style>
    <style:style style:name="P10" style:family="paragraph" style:parent-style-name="Heading_20_1">
      <style:paragraph-properties fo:break-before="page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wrap="none" style:vertical-pos="from-top" style:vertical-rel="paragraph" style:horizontal-pos="center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ОПИСАНИЕ РАБОТЫ</text:h>
      <text:list xml:id="list29559249" text:style-name="WW8Num2">
        <text:list-header>
          <text:p text:style-name="P9">Главной задачей логиста для успешной сборки и отправки товара является распределение по модулям запланированных менеджером отгрузок. При помощи внешней обработки «Распределение по модулям» (см. рис 1).</text:p>
          <text:p text:style-name="P6">Рис. 1. Обработка «Распределение по модулям»<draw:frame draw:style-name="fr2" draw:name="Графический объект4" text:anchor-type="char" svg:y="0cm" svg:width="15.305cm" svg:height="8.537cm" draw:z-index="1"><draw:image xlink:href="Pictures/2000000700005DD9000034187814B300.wmf" xlink:type="simple" xlink:show="embed" xlink:actuate="onLoad"/></draw:frame></text:p>
        </text:list-header>
      </text:list>
      <text:p text:style-name="P7">Обработка состоит из двух окон: запланированных отгрузок и распределенных отгрузок по модулям (в разрезе районов). При помощи кнопки «Заполнить» окна заполняются данными. Распределение по модулям происходит в двух режимах:</text:p>
      <text:p text:style-name="P7">- автоматический (кнопка «Авто распределение») - при данном режиме контролируется вес модуля и район (см. Приложение 1).</text:p>
      <text:p text:style-name="P8"><draw:frame draw:style-name="fr1" draw:name="Графический объект3" text:anchor-type="char" svg:x="6.63cm" svg:y="0.515cm" svg:width="0.515cm" svg:height="0.437cm" draw:z-index="0"><draw:image xlink:href="Pictures/2000000700000212000001C35B14D5C0.wmf" xlink:type="simple" xlink:show="embed" xlink:actuate="onLoad"/></draw:frame><text:span text:style-name="T2">-</text:span><text:span text:style-name="T2"> ручной — можно выбранный заказ или конкретную позицию вручную добавить в модуль при помощи кнопки</text:span></text:p>
      <text:h text:style-name="P10" text:outline-level="1">ПРИЛОЖЕНИЕ 1. Порядок распределения по модулям</text:h>
      <text:list xml:id="list29532640" text:style-name="WW8Num4">
        <text:list-item>
          <text:p text:style-name="P4">Определяется район точки доставки.</text:p>
        </text:list-item>
        <text:list-item>
          <text:p text:style-name="P4">Создается модуль.</text:p>
        </text:list-item>
        <text:list-item>
          <text:p text:style-name="P4">Модуль попозиционно начинает заполняться номенклатурой из заказа (по данному району).</text:p>
        </text:list-item>
        <text:list-item>
          <text:p text:style-name="P4"><text:span text:style-name="T2">З</text:span>аказ целиком помещается в один <text:s/>модуль<text:span text:style-name="T1">, </text:span><text:span text:style-name="T2">даже если вес заказа превышает параметр «вес модуля».</text:span></text:p>
        </text:list-item>
        <text:list-item>
          <text:p text:style-name="P4">Если после заполнения модуля заказом его (модуля) вес не достиг параметра «вес модуля», то модуль пополняется следующим заказом (целиком).</text:p>
        </text:list-item>
        <text:list-item>
          <text:p text:style-name="P3">Если количество точек доставок модуля стало равно параметру «количество точек в модуле», то создается новый модуль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6-14T12:47:25.34</meta:creation-date>
    <meta:generator>OpenOffice.org/3.2$Win32 OpenOffice.org_project/320m12$Build-9483</meta:generator>
    <dc:date>2011-06-16T09:47:15.06</dc:date>
    <meta:editing-duration>PT00H19M23S</meta:editing-duration>
    <meta:editing-cycles>3</meta:editing-cycles>
    <meta:document-statistic meta:table-count="0" meta:image-count="2" meta:object-count="0" meta:page-count="2" meta:paragraph-count="13" meta:word-count="173" meta:character-count="1242"/>
  </office:meta>
</office:document-meta>
</file>